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efc" officeooo:paragraph-rsid="0010defc"/>
    </style:style>
    <style:style style:name="P2" style:family="paragraph" style:parent-style-name="Standard">
      <style:text-properties officeooo:rsid="0018cce5" officeooo:paragraph-rsid="0018cce5"/>
    </style:style>
    <style:style style:name="P3" style:family="paragraph" style:parent-style-name="Standard">
      <style:text-properties officeooo:rsid="0023d2ae" officeooo:paragraph-rsid="0042e91f"/>
    </style:style>
    <style:style style:name="P4" style:family="paragraph" style:parent-style-name="Standard">
      <style:text-properties officeooo:paragraph-rsid="0023d90d"/>
    </style:style>
    <style:style style:name="P5" style:family="paragraph" style:parent-style-name="Standard">
      <style:text-properties fo:font-style="normal" style:text-underline-style="none" fo:font-weight="normal" officeooo:rsid="00493993" officeooo:paragraph-rsid="004939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493993" officeooo:paragraph-rsid="0052188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493993" officeooo:paragraph-rsid="005a640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493993" officeooo:paragraph-rsid="005c3f2a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493993" officeooo:paragraph-rsid="006d1bd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493993" officeooo:paragraph-rsid="00708b0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493993" officeooo:paragraph-rsid="0076fd0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493993" officeooo:paragraph-rsid="009c1fb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493993" officeooo:paragraph-rsid="009d503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493993" officeooo:paragraph-rsid="009e910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493993" officeooo:paragraph-rsid="009f5a4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493993" officeooo:paragraph-rsid="0055594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493993" officeooo:paragraph-rsid="00a1ce5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Arial" fo:font-size="11pt" fo:font-style="normal" style:text-underline-style="none" fo:font-weight="normal" officeooo:rsid="002d21a0" officeooo:paragraph-rsid="0075d604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Arial" fo:font-size="11pt" fo:font-style="normal" style:text-underline-style="none" fo:font-weight="normal" officeooo:rsid="00410b73" officeooo:paragraph-rsid="00410b73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Arial" fo:font-size="11pt" fo:font-style="normal" style:text-underline-style="none" fo:font-weight="normal" officeooo:rsid="00493993" officeooo:paragraph-rsid="00493993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bold" officeooo:rsid="00493993" officeooo:paragraph-rsid="00493993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text-properties style:font-name="Arial" fo:font-size="11pt" officeooo:rsid="000fdf8d" officeooo:paragraph-rsid="000fdf8d" style:font-size-asian="11pt" style:font-size-complex="11pt"/>
    </style:style>
    <style:style style:name="P24" style:family="paragraph" style:parent-style-name="Standard">
      <style:text-properties style:font-name="Arial" fo:font-size="11pt" officeooo:rsid="000fdf8d" officeooo:paragraph-rsid="004bc146" style:font-size-asian="11pt" style:font-size-complex="11pt"/>
    </style:style>
    <style:style style:name="P25" style:family="paragraph" style:parent-style-name="Standard">
      <style:text-properties style:font-name="Arial" fo:font-size="11pt" officeooo:rsid="0049fbb8" officeooo:paragraph-rsid="0049fbb8" style:font-size-asian="11pt" style:font-size-complex="11pt"/>
    </style:style>
    <style:style style:name="P26" style:family="paragraph" style:parent-style-name="Standard">
      <style:text-properties style:font-name="Arial" fo:font-size="11pt" officeooo:rsid="002d21a0" officeooo:paragraph-rsid="0075d604" style:font-size-asian="11pt" style:font-size-complex="11pt"/>
    </style:style>
    <style:style style:name="P27" style:family="paragraph" style:parent-style-name="Standard">
      <style:text-properties style:font-name="Arial" fo:font-size="11pt" officeooo:rsid="00341af3" officeooo:paragraph-rsid="0075d604" style:font-size-asian="11pt" style:font-size-complex="11pt"/>
    </style:style>
    <style:style style:name="P28" style:family="paragraph" style:parent-style-name="Standard">
      <style:text-properties style:font-name="Arial" fo:font-size="11pt" officeooo:rsid="000815cc" officeooo:paragraph-rsid="000815cc" style:font-size-asian="11pt" style:font-size-complex="11pt"/>
    </style:style>
    <style:style style:name="P29" style:family="paragraph" style:parent-style-name="Standard">
      <style:text-properties style:font-name="Arial" fo:font-size="11pt" officeooo:rsid="000815cc" officeooo:paragraph-rsid="0008dc4f" style:font-size-asian="11pt" style:font-size-complex="11pt"/>
    </style:style>
    <style:style style:name="P30" style:family="paragraph" style:parent-style-name="Standard">
      <style:text-properties style:font-name="Arial" fo:font-size="11pt" officeooo:rsid="0035f377" officeooo:paragraph-rsid="0035f377" style:font-size-asian="11pt" style:font-size-complex="11pt"/>
    </style:style>
    <style:style style:name="P31" style:family="paragraph" style:parent-style-name="Standard">
      <style:text-properties style:font-name="Arial" fo:font-size="11pt" officeooo:rsid="001323bc" officeooo:paragraph-rsid="00490c55" style:font-size-asian="11pt" style:font-size-complex="11pt"/>
    </style:style>
    <style:style style:name="P32" style:family="paragraph" style:parent-style-name="Standard">
      <style:text-properties style:font-name="Arial" fo:font-size="11pt" officeooo:rsid="002d6aab" officeooo:paragraph-rsid="002d6aab" style:font-size-asian="11pt" style:font-size-complex="11pt"/>
    </style:style>
    <style:style style:name="P33" style:family="paragraph" style:parent-style-name="Standard">
      <style:text-properties style:font-name="Arial" fo:font-size="11pt" officeooo:rsid="004bc146" officeooo:paragraph-rsid="004bc146" style:font-size-asian="11pt" style:font-size-complex="11pt"/>
    </style:style>
    <style:style style:name="P34" style:family="paragraph" style:parent-style-name="Standard">
      <style:text-properties style:font-name="Arial" fo:font-size="11pt" officeooo:rsid="0012840b" officeooo:paragraph-rsid="0012840b" style:font-size-asian="11pt" style:font-size-complex="11pt"/>
    </style:style>
    <style:style style:name="P35" style:family="paragraph" style:parent-style-name="Standard">
      <style:text-properties style:font-name="Arial" fo:font-size="11pt" officeooo:rsid="0012840b" officeooo:paragraph-rsid="001c4615" style:font-size-asian="11pt" style:font-size-complex="11pt"/>
    </style:style>
    <style:style style:name="P36" style:family="paragraph" style:parent-style-name="Standard">
      <style:text-properties style:font-name="Arial" fo:font-size="11pt" officeooo:rsid="0018cce5" officeooo:paragraph-rsid="0018cce5" style:font-size-asian="11pt" style:font-size-complex="11pt"/>
    </style:style>
    <style:style style:name="P37" style:family="paragraph" style:parent-style-name="Standard">
      <style:text-properties style:font-name="Arial" fo:font-size="11pt" officeooo:rsid="0042e91f" officeooo:paragraph-rsid="0042e91f" style:font-size-asian="11pt" style:font-size-complex="11pt"/>
    </style:style>
    <style:style style:name="P38" style:family="paragraph" style:parent-style-name="Standard">
      <style:text-properties style:font-name="Arial" fo:font-size="11pt" officeooo:rsid="0023d2ae" officeooo:paragraph-rsid="0042e91f" style:font-size-asian="11pt" style:font-size-complex="11pt"/>
    </style:style>
    <style:style style:name="P39" style:family="paragraph" style:parent-style-name="Standard">
      <style:text-properties style:font-name="Arial" fo:font-size="11pt" officeooo:rsid="0023d2ae" officeooo:paragraph-rsid="0023d2ae" style:font-size-asian="11pt" style:font-size-complex="11pt"/>
    </style:style>
    <style:style style:name="P40" style:family="paragraph" style:parent-style-name="Standard">
      <style:text-properties style:font-name="Arial" fo:font-size="11pt" officeooo:rsid="00334a38" officeooo:paragraph-rsid="00334a38" style:font-size-asian="11pt" style:font-size-complex="11pt"/>
    </style:style>
    <style:style style:name="P41" style:family="paragraph" style:parent-style-name="Standard">
      <style:text-properties style:font-name="Arial" fo:font-size="11pt" officeooo:rsid="00259f50" officeooo:paragraph-rsid="00259f50" style:font-size-asian="11pt" style:font-size-complex="11pt"/>
    </style:style>
    <style:style style:name="P42" style:family="paragraph" style:parent-style-name="Standard">
      <style:text-properties style:font-name="Arial" fo:font-size="11pt" officeooo:rsid="0023d90d" officeooo:paragraph-rsid="0023d90d" style:font-size-asian="11pt" style:font-size-complex="11pt"/>
    </style:style>
    <style:style style:name="P43" style:family="paragraph" style:parent-style-name="Standard">
      <style:text-properties style:font-name="Arial" fo:font-size="11pt" officeooo:rsid="00140674" officeooo:paragraph-rsid="00140674" style:font-size-asian="11pt" style:font-size-complex="11pt"/>
    </style:style>
    <style:style style:name="P44" style:family="paragraph" style:parent-style-name="Standard">
      <style:text-properties style:font-name="Arial" fo:font-size="11pt" officeooo:rsid="00144c72" officeooo:paragraph-rsid="00144c72" style:font-size-asian="11pt" style:font-size-complex="11pt"/>
    </style:style>
    <style:style style:name="P45" style:family="paragraph" style:parent-style-name="Standard">
      <style:text-properties style:font-name="Arial" fo:font-size="11pt" officeooo:rsid="0014f85d" officeooo:paragraph-rsid="0014f85d" style:font-size-asian="11pt" style:font-size-complex="11pt"/>
    </style:style>
    <style:style style:name="P46" style:family="paragraph" style:parent-style-name="Standard">
      <style:text-properties style:font-name="Arial" fo:font-size="11pt" officeooo:rsid="0013515d" officeooo:paragraph-rsid="0013515d" style:font-size-asian="11pt" style:font-size-complex="11pt"/>
    </style:style>
    <style:style style:name="P47" style:family="paragraph" style:parent-style-name="Standard">
      <style:text-properties style:font-name="Arial" fo:font-size="11pt" officeooo:rsid="001718d5" officeooo:paragraph-rsid="001718d5" style:font-size-asian="11pt" style:font-size-complex="11pt"/>
    </style:style>
    <style:style style:name="P48" style:family="paragraph" style:parent-style-name="Standard">
      <style:text-properties style:font-name="Arial" fo:font-size="11pt" officeooo:rsid="000b0a3a" officeooo:paragraph-rsid="000b0a3a" style:font-size-asian="11pt" style:font-size-complex="11pt"/>
    </style:style>
    <style:style style:name="P49" style:family="paragraph" style:parent-style-name="Standard">
      <style:text-properties style:font-name="Arial" fo:font-size="11pt" officeooo:rsid="000b0a3a" officeooo:paragraph-rsid="0089d07d" style:font-size-asian="11pt" style:font-size-complex="11pt"/>
    </style:style>
    <style:style style:name="P50" style:family="paragraph" style:parent-style-name="Standard">
      <style:text-properties style:font-name="Arial" fo:font-size="11pt" officeooo:rsid="000e6450" officeooo:paragraph-rsid="000e6450" style:font-size-asian="11pt" style:font-size-complex="11pt"/>
    </style:style>
    <style:style style:name="P51" style:family="paragraph" style:parent-style-name="Standard">
      <style:text-properties style:font-name="Arial" fo:font-size="11pt" officeooo:rsid="0010defc" officeooo:paragraph-rsid="0010defc" style:font-size-asian="11pt" style:font-size-complex="11pt"/>
    </style:style>
    <style:style style:name="P52" style:family="paragraph" style:parent-style-name="Standard">
      <style:text-properties style:font-name="Arial" fo:font-size="11pt" officeooo:rsid="000fcf7a" officeooo:paragraph-rsid="000fcf7a" style:font-size-asian="11pt" style:font-size-complex="11pt"/>
    </style:style>
    <style:style style:name="P53" style:family="paragraph" style:parent-style-name="Standard">
      <style:text-properties style:font-name="Arial" fo:font-size="11pt" officeooo:rsid="0021da58" officeooo:paragraph-rsid="0021da58" style:font-size-asian="11pt" style:font-size-complex="11pt"/>
    </style:style>
    <style:style style:name="P54" style:family="paragraph" style:parent-style-name="Standard">
      <style:text-properties style:font-name="Arial" fo:font-size="11pt" officeooo:rsid="000d039a" officeooo:paragraph-rsid="000d039a" style:font-size-asian="11pt" style:font-size-complex="11pt"/>
    </style:style>
    <style:style style:name="P55" style:family="paragraph" style:parent-style-name="Standard">
      <style:text-properties style:font-name="Arial" fo:font-size="11pt" officeooo:rsid="000bac07" officeooo:paragraph-rsid="000bac07" style:font-size-asian="11pt" style:font-size-complex="11pt"/>
    </style:style>
    <style:style style:name="P56" style:family="paragraph" style:parent-style-name="Standard">
      <style:text-properties style:font-name="Arial" fo:font-size="11pt" officeooo:rsid="0009dc09" officeooo:paragraph-rsid="0009dc09" style:font-size-asian="11pt" style:font-size-complex="11pt"/>
    </style:style>
    <style:style style:name="P57" style:family="paragraph" style:parent-style-name="Standard">
      <style:text-properties style:font-name="Arial" fo:font-size="11pt" officeooo:rsid="00917c3b" officeooo:paragraph-rsid="00917c3b" style:font-size-asian="11pt" style:font-size-complex="11pt"/>
    </style:style>
    <style:style style:name="P5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59" style:family="paragraph" style:parent-style-name="Standard">
      <style:text-properties style:font-name="Arial" fo:font-size="11pt" officeooo:rsid="00964398" officeooo:paragraph-rsid="00964398" style:font-size-asian="11pt" style:font-size-complex="11pt"/>
    </style:style>
    <style:style style:name="P60" style:family="paragraph" style:parent-style-name="Standard">
      <style:text-properties style:font-name="Arial" fo:font-size="11pt" officeooo:rsid="00a5c969" officeooo:paragraph-rsid="00a5c969" style:font-size-asian="11pt" style:font-size-complex="11pt"/>
    </style:style>
    <style:style style:name="P61" style:family="paragraph" style:parent-style-name="Standard">
      <style:text-properties style:font-name="Arial" fo:font-size="11pt" officeooo:rsid="00a69636" officeooo:paragraph-rsid="00a69636" style:font-size-asian="11pt" style:font-size-complex="11pt"/>
    </style:style>
    <style:style style:name="P62" style:family="paragraph" style:parent-style-name="Standard">
      <style:text-properties style:font-name="Arial" fo:font-size="11pt" officeooo:rsid="00a69636" officeooo:paragraph-rsid="00ba0ccb" style:font-size-asian="11pt" style:font-size-complex="11pt"/>
    </style:style>
    <style:style style:name="P63" style:family="paragraph" style:parent-style-name="Standard">
      <style:text-properties style:font-name="Arial" fo:font-size="11pt" officeooo:rsid="00aa201f" style:font-size-asian="11pt" style:font-size-complex="11pt"/>
    </style:style>
    <style:style style:name="P64" style:family="paragraph" style:parent-style-name="Standard">
      <style:text-properties style:font-name="Arial" fo:font-size="11pt" officeooo:rsid="00aa201f" officeooo:paragraph-rsid="000904d2" style:font-size-asian="11pt" style:font-size-complex="11pt"/>
    </style:style>
    <style:style style:name="P65" style:family="paragraph" style:parent-style-name="Standard">
      <style:text-properties style:font-name="Arial" fo:font-size="11pt" officeooo:rsid="00ba0ccb" style:font-size-asian="11pt" style:font-size-complex="11pt"/>
    </style:style>
    <style:style style:name="P66" style:family="paragraph" style:parent-style-name="Standard">
      <style:text-properties style:font-name="Arial" fo:font-size="11pt" officeooo:rsid="00bf8f15" style:font-size-asian="11pt" style:font-size-complex="11pt"/>
    </style:style>
    <style:style style:name="P67" style:family="paragraph" style:parent-style-name="Standard">
      <style:text-properties style:font-name="Arial" fo:font-size="11pt" officeooo:rsid="00cd4a2b" officeooo:paragraph-rsid="00cd4a2b" style:font-size-asian="11pt" style:font-size-complex="11pt"/>
    </style:style>
    <style:style style:name="P68" style:family="paragraph" style:parent-style-name="Standard">
      <style:text-properties style:font-name="Arial" fo:font-size="11pt" officeooo:rsid="00cd8c36" officeooo:paragraph-rsid="00cd8c36" style:font-size-asian="11pt" style:font-size-complex="11pt"/>
    </style:style>
    <style:style style:name="P69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0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71f7fe" officeooo:paragraph-rsid="0071f7fe" style:font-size-asian="11pt" style:font-weight-asian="bold" style:font-size-complex="11pt" style:font-weight-complex="bold"/>
    </style:style>
    <style:style style:name="P71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410b73" officeooo:paragraph-rsid="00410b73" style:font-size-asian="11pt" style:font-weight-asian="bold" style:font-size-complex="11pt" style:font-weight-complex="bold"/>
    </style:style>
    <style:style style:name="P72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8c1a87" officeooo:paragraph-rsid="008c1a87" style:font-size-asian="11pt" style:font-weight-asian="bold" style:font-size-complex="11pt" style:font-weight-complex="bold"/>
    </style:style>
    <style:style style:name="P73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382ebe" officeooo:paragraph-rsid="00382ebe" style:font-size-asian="11pt" style:font-weight-asian="bold" style:font-size-complex="11pt" style:font-weight-complex="bold"/>
    </style:style>
    <style:style style:name="P74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4560fa" officeooo:paragraph-rsid="004560fa" style:font-size-asian="11pt" style:font-weight-asian="bold" style:font-size-complex="11pt" style:font-weight-complex="bold"/>
    </style:style>
    <style:style style:name="P75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815cc" officeooo:paragraph-rsid="000d39ca" style:font-size-asian="11pt" style:font-weight-asian="bold" style:font-size-complex="11pt" style:font-weight-complex="bold"/>
    </style:style>
    <style:style style:name="P76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35f377" officeooo:paragraph-rsid="0035f377" style:font-size-asian="11pt" style:font-weight-asian="bold" style:font-size-complex="11pt" style:font-weight-complex="bold"/>
    </style:style>
    <style:style style:name="P77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323bc" officeooo:paragraph-rsid="00490c55" style:font-size-asian="11pt" style:font-weight-asian="bold" style:font-size-complex="11pt" style:font-weight-complex="bold"/>
    </style:style>
    <style:style style:name="P78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49fbb8" officeooo:paragraph-rsid="0049fbb8" style:font-size-asian="11pt" style:font-weight-asian="bold" style:font-size-complex="11pt" style:font-weight-complex="bold"/>
    </style:style>
    <style:style style:name="P79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5db5e8" officeooo:paragraph-rsid="005db5e8" style:font-size-asian="11pt" style:font-weight-asian="bold" style:font-size-complex="11pt" style:font-weight-complex="bold"/>
    </style:style>
    <style:style style:name="P80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5cd5" officeooo:paragraph-rsid="001b5cd5" style:font-size-asian="11pt" style:font-weight-asian="bold" style:font-size-complex="11pt" style:font-weight-complex="bold"/>
    </style:style>
    <style:style style:name="P81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1b5cd5" officeooo:paragraph-rsid="001c4615" style:font-size-asian="11pt" style:font-weight-asian="bold" style:font-size-complex="11pt" style:font-weight-complex="bold"/>
    </style:style>
    <style:style style:name="P82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2d21a0" officeooo:paragraph-rsid="0075d604" style:font-size-asian="11pt" style:font-weight-asian="bold" style:font-size-complex="11pt" style:font-weight-complex="bold"/>
    </style:style>
    <style:style style:name="P83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a69636" officeooo:paragraph-rsid="00a69636" style:font-size-asian="11pt" style:font-weight-asian="bold" style:font-size-complex="11pt" style:font-weight-complex="bold"/>
    </style:style>
    <style:style style:name="P84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a5c969" officeooo:paragraph-rsid="00a5c969" style:font-size-asian="11pt" style:font-weight-asian="bold" style:font-size-complex="11pt" style:font-weight-complex="bold"/>
    </style:style>
    <style:style style:name="P85" style:family="paragraph" style:parent-style-name="Standard">
      <style:text-properties style:font-name="Arial" fo:font-size="11pt" style:text-underline-style="solid" style:text-underline-width="auto" style:text-underline-color="font-color" officeooo:rsid="00140674" officeooo:paragraph-rsid="00140674" style:font-size-asian="11pt" style:font-size-complex="11pt"/>
    </style:style>
    <style:style style:name="P86" style:family="paragraph" style:parent-style-name="Standard">
      <style:text-properties style:font-name="Arial" fo:font-size="11pt" style:text-underline-style="solid" style:text-underline-width="auto" style:text-underline-color="font-color" officeooo:rsid="00144c72" officeooo:paragraph-rsid="00144c72" style:font-size-asian="11pt" style:font-size-complex="11pt"/>
    </style:style>
    <style:style style:name="P87" style:family="paragraph" style:parent-style-name="Standard">
      <style:text-properties style:font-name="Arial" fo:font-size="11pt" style:text-underline-style="none" fo:font-weight="normal" officeooo:rsid="0071f7fe" officeooo:paragraph-rsid="0071f7fe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Arial" fo:font-size="11pt" style:text-underline-style="none" fo:font-weight="normal" officeooo:rsid="003a0c6b" officeooo:paragraph-rsid="003a0c6b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Arial" fo:font-size="11pt" style:text-underline-style="none" fo:font-weight="normal" officeooo:rsid="003bfd73" officeooo:paragraph-rsid="003bfd73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font-name="Arial" fo:font-size="11pt" style:text-underline-style="none" fo:font-weight="normal" officeooo:rsid="005db5e8" officeooo:paragraph-rsid="00625731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font-name="Arial" fo:font-size="11pt" style:text-underline-style="none" fo:font-weight="normal" officeooo:rsid="0030133f" officeooo:paragraph-rsid="00a531f5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font-name="Arial" fo:font-size="11pt" fo:font-weight="normal" officeooo:rsid="005db5e8" officeooo:paragraph-rsid="005db5e8" style:font-size-asian="11pt" style:font-weight-asian="normal" style:font-size-complex="11pt" style:font-weight-complex="normal"/>
    </style:style>
    <style:style style:name="P93" style:family="paragraph" style:parent-style-name="Standard">
      <style:text-properties style:font-name="Arial" fo:font-size="11pt" fo:font-weight="bold" officeooo:rsid="000b0a3a" officeooo:paragraph-rsid="000b0a3a" style:font-size-asian="11pt" style:font-weight-asian="bold" style:font-size-complex="11pt" style:font-weight-complex="bold"/>
    </style:style>
    <style:style style:name="P94" style:family="paragraph" style:parent-style-name="Standard">
      <style:text-properties style:font-name="Arial" fo:font-size="11pt" fo:font-weight="bold" officeooo:rsid="00cd4a2b" officeooo:paragraph-rsid="00cd4a2b" style:font-size-asian="11pt" style:font-weight-asian="bold" style:font-size-complex="11pt" style:font-weight-complex="bold"/>
    </style:style>
    <style:style style:name="P95" style:family="paragraph" style:parent-style-name="Standard">
      <style:text-properties officeooo:paragraph-rsid="00a3fa62"/>
    </style:style>
    <style:style style:name="P96" style:family="paragraph" style:parent-style-name="Preformatted_20_Text">
      <style:paragraph-properties fo:margin-top="0in" fo:margin-bottom="0.1965in" loext:contextual-spacing="false"/>
    </style:style>
    <style:style style:name="P97" style:family="paragraph" style:parent-style-name="Preformatted_20_Text">
      <style:paragraph-properties fo:margin-top="0in" fo:margin-bottom="0.1965in" loext:contextual-spacing="false"/>
      <style:text-properties style:font-name="Arial" fo:font-size="11pt" style:font-size-asian="11pt" style:font-size-complex="11pt"/>
    </style:style>
    <style:style style:name="P98" style:family="paragraph" style:parent-style-name="Preformatted_20_Text">
      <style:text-properties style:text-underline-style="none" fo:font-weight="normal" officeooo:rsid="001b5cd5" officeooo:paragraph-rsid="001c4615" style:font-weight-asian="normal" style:font-weight-complex="normal"/>
    </style:style>
    <style:style style:name="P99" style:family="paragraph" style:parent-style-name="Preformatted_20_Text">
      <style:text-properties officeooo:rsid="00334a38" officeooo:paragraph-rsid="00334a38"/>
    </style:style>
    <style:style style:name="P100" style:family="paragraph" style:parent-style-name="Preformatted_20_Text">
      <style:text-properties officeooo:rsid="0035f377" officeooo:paragraph-rsid="0035f377"/>
    </style:style>
    <style:style style:name="P101" style:family="paragraph" style:parent-style-name="Preformatted_20_Text">
      <style:text-properties style:font-name="Arial" fo:font-size="11pt" fo:font-weight="bold" officeooo:rsid="005db5e8" officeooo:paragraph-rsid="005db5e8" style:font-size-asian="11pt" style:font-weight-asian="bold" style:font-size-complex="11pt" style:font-weight-complex="bold"/>
    </style:style>
    <style:style style:name="P102" style:family="paragraph" style:parent-style-name="Preformatted_20_Text">
      <style:text-properties style:font-name="Arial" fo:font-size="11pt" style:text-underline-style="none" fo:font-weight="normal" officeooo:rsid="004560fa" officeooo:paragraph-rsid="004560fa" style:font-size-asian="11pt" style:font-weight-asian="normal" style:font-size-complex="11pt" style:font-weight-complex="normal"/>
    </style:style>
    <style:style style:name="P103" style:family="paragraph" style:parent-style-name="Preformatted_20_Text">
      <style:text-properties style:font-name="Arial" fo:font-size="11pt" style:text-underline-style="none" fo:font-weight="normal" officeooo:rsid="001b5cd5" officeooo:paragraph-rsid="001b5cd5" style:font-size-asian="11pt" style:font-weight-asian="normal" style:font-size-complex="11pt" style:font-weight-complex="normal"/>
    </style:style>
    <style:style style:name="P104" style:family="paragraph" style:parent-style-name="Preformatted_20_Text">
      <style:text-properties style:font-name="Arial" fo:font-size="11pt" style:text-underline-style="none" fo:font-weight="normal" officeooo:rsid="001b5cd5" officeooo:paragraph-rsid="001c4615" style:font-size-asian="11pt" style:font-weight-asian="normal" style:font-size-complex="11pt" style:font-weight-complex="normal"/>
    </style:style>
    <style:style style:name="P105" style:family="paragraph" style:parent-style-name="Preformatted_20_Text">
      <style:text-properties style:font-name="Arial" fo:font-size="11pt" style:text-underline-style="none" fo:font-weight="normal" officeooo:rsid="00204ea0" officeooo:paragraph-rsid="00204ea0" style:font-size-asian="11pt" style:font-weight-asian="normal" style:font-size-complex="11pt" style:font-weight-complex="normal"/>
    </style:style>
    <style:style style:name="P106" style:family="paragraph" style:parent-style-name="Preformatted_20_Text">
      <style:text-properties style:font-name="Arial" fo:font-size="11pt" style:text-underline-style="none" fo:font-weight="normal" officeooo:rsid="00275d7d" officeooo:paragraph-rsid="00275d7d" style:font-size-asian="11pt" style:font-weight-asian="normal" style:font-size-complex="11pt" style:font-weight-complex="normal"/>
    </style:style>
    <style:style style:name="P107" style:family="paragraph" style:parent-style-name="Preformatted_20_Text">
      <style:text-properties style:font-name="Arial" fo:font-size="11pt" style:text-underline-style="none" fo:font-weight="normal" officeooo:rsid="0027d3ed" officeooo:paragraph-rsid="0027d3ed" style:font-size-asian="11pt" style:font-weight-asian="normal" style:font-size-complex="11pt" style:font-weight-complex="normal"/>
    </style:style>
    <style:style style:name="P108" style:family="paragraph" style:parent-style-name="Preformatted_20_Text">
      <style:text-properties style:font-name="Arial" fo:font-size="11pt" style:text-underline-style="none" fo:font-weight="normal" officeooo:rsid="002a143c" officeooo:paragraph-rsid="002a143c" style:font-size-asian="11pt" style:font-weight-asian="normal" style:font-size-complex="11pt" style:font-weight-complex="normal"/>
    </style:style>
    <style:style style:name="P109" style:family="paragraph" style:parent-style-name="Preformatted_20_Text">
      <style:text-properties style:font-name="Arial" fo:font-size="11pt" style:font-size-asian="11pt" style:font-size-complex="11pt"/>
    </style:style>
    <style:style style:name="P110" style:family="paragraph" style:parent-style-name="Preformatted_20_Text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1" style:family="paragraph" style:parent-style-name="Preformatted_20_Text">
      <style:text-properties style:font-name="Arial" fo:font-size="11pt" officeooo:rsid="00964398" officeooo:paragraph-rsid="00964398" style:font-size-asian="11pt" style:font-size-complex="11pt"/>
    </style:style>
    <style:style style:name="P112" style:family="paragraph" style:parent-style-name="Text_20_body">
      <style:text-properties style:font-name="Arial" fo:font-size="11pt" style:font-size-asian="11pt" style:font-size-complex="11pt"/>
    </style:style>
    <style:style style:name="P113" style:family="paragraph" style:parent-style-name="Text_20_body">
      <style:text-properties style:font-name="Arial" fo:font-size="11pt" officeooo:rsid="00a5c969" officeooo:paragraph-rsid="00a5c969" style:font-size-asian="11pt" style:font-size-complex="11pt"/>
    </style:style>
    <style:style style:name="P114" style:family="paragraph" style:parent-style-name="Heading_20_2">
      <style:text-properties style:font-name="Arial" fo:font-size="11pt" officeooo:rsid="0021da58" officeooo:paragraph-rsid="0021da58" style:font-size-asian="11pt" style:font-size-complex="11pt"/>
    </style:style>
    <style:style style:name="P115" style:family="paragraph" style:parent-style-name="Standard" style:list-style-name="L1">
      <style:paragraph-properties fo:text-align="start" style:justify-single-word="false"/>
    </style:style>
    <style:style style:name="P116" style:family="paragraph" style:parent-style-name="Text_20_body" style:list-style-name="L2"/>
    <style:style style:name="P117" style:family="paragraph" style:parent-style-name="Text_20_body" style:list-style-name="L3"/>
    <style:style style:name="P118" style:family="paragraph" style:parent-style-name="Text_20_body" style:list-style-name="L2">
      <style:paragraph-properties fo:margin-top="0in" fo:margin-bottom="0in" loext:contextual-spacing="false"/>
    </style:style>
    <style:style style:name="P119" style:family="paragraph" style:parent-style-name="Text_20_body" style:list-style-name="L3">
      <style:paragraph-properties fo:margin-top="0in" fo:margin-bottom="0in" loext:contextual-spacing="false"/>
    </style:style>
    <style:style style:name="P120" style:family="paragraph" style:parent-style-name="Preformatted_20_Text" style:list-style-name="L2">
      <style:text-properties style:font-name="Arial" fo:font-size="11pt" style:font-size-asian="11pt" style:font-size-complex="11pt"/>
    </style:style>
    <style:style style:name="P121" style:family="paragraph" style:parent-style-name="Preformatted_20_Text" style:list-style-name="L2">
      <style:paragraph-properties fo:margin-top="0in" fo:margin-bottom="0.1965in" loext:contextual-spacing="false"/>
      <style:text-properties style:font-name="Arial" fo:font-size="11pt" style:font-size-asian="11pt" style:font-size-complex="11pt"/>
    </style:style>
    <style:style style:name="T1" style:family="text">
      <style:text-properties officeooo:rsid="0008cc18"/>
    </style:style>
    <style:style style:name="T2" style:family="text">
      <style:text-properties officeooo:rsid="0008dc4f"/>
    </style:style>
    <style:style style:name="T3" style:family="text">
      <style:text-properties officeooo:rsid="001c4615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officeooo:rsid="003eaf32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23d90d" style:font-size-asian="11pt" style:font-size-complex="11pt"/>
    </style:style>
    <style:style style:name="T9" style:family="text">
      <style:text-properties style:font-name="Arial" fo:font-size="11pt" officeooo:rsid="00521880" style:font-size-asian="11pt" style:font-size-complex="11pt"/>
    </style:style>
    <style:style style:name="T10" style:family="text">
      <style:text-properties style:font-name="Arial" fo:font-size="11pt" officeooo:rsid="0055594a" style:font-size-asian="11pt" style:font-size-complex="11pt"/>
    </style:style>
    <style:style style:name="T11" style:family="text">
      <style:text-properties style:font-name="Arial" fo:font-size="11pt" officeooo:rsid="005a6400" style:font-size-asian="11pt" style:font-size-complex="11pt"/>
    </style:style>
    <style:style style:name="T12" style:family="text">
      <style:text-properties style:font-name="Arial" fo:font-size="11pt" officeooo:rsid="006b2ce7" style:font-size-asian="11pt" style:font-size-complex="11pt"/>
    </style:style>
    <style:style style:name="T13" style:family="text">
      <style:text-properties style:font-name="Arial" fo:font-size="11pt" officeooo:rsid="006d1bd6" style:font-size-asian="11pt" style:font-size-complex="11pt"/>
    </style:style>
    <style:style style:name="T14" style:family="text">
      <style:text-properties style:font-name="Arial" fo:font-size="11pt" officeooo:rsid="00708b05" style:font-size-asian="11pt" style:font-size-complex="11pt"/>
    </style:style>
    <style:style style:name="T15" style:family="text">
      <style:text-properties style:font-name="Arial" fo:font-size="11pt" officeooo:rsid="0076fd0f" style:font-size-asian="11pt" style:font-size-complex="11pt"/>
    </style:style>
    <style:style style:name="T16" style:family="text">
      <style:text-properties style:font-name="Arial" fo:font-size="11pt" officeooo:rsid="00778061" style:font-size-asian="11pt" style:font-size-complex="11pt"/>
    </style:style>
    <style:style style:name="T17" style:family="text">
      <style:text-properties style:font-name="Arial" fo:font-size="11pt" officeooo:rsid="007bdeb0" style:font-size-asian="11pt" style:font-size-complex="11pt"/>
    </style:style>
    <style:style style:name="T18" style:family="text">
      <style:text-properties style:font-name="Arial" fo:font-size="11pt" officeooo:rsid="009703df" style:font-size-asian="11pt" style:font-size-complex="11pt"/>
    </style:style>
    <style:style style:name="T19" style:family="text">
      <style:text-properties style:font-name="Arial" fo:font-size="11pt" officeooo:rsid="009c1fbd" style:font-size-asian="11pt" style:font-size-complex="11pt"/>
    </style:style>
    <style:style style:name="T20" style:family="text">
      <style:text-properties style:font-name="Arial" fo:font-size="11pt" officeooo:rsid="009d5031" style:font-size-asian="11pt" style:font-size-complex="11pt"/>
    </style:style>
    <style:style style:name="T21" style:family="text">
      <style:text-properties style:font-name="Arial" fo:font-size="11pt" officeooo:rsid="009f5a4f" style:font-size-asian="11pt" style:font-size-complex="11pt"/>
    </style:style>
    <style:style style:name="T22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3" style:family="text">
      <style:text-properties style:font-name="Arial" fo:font-size="11pt" style:text-underline-style="solid" style:text-underline-width="auto" style:text-underline-color="font-color" fo:font-weight="bold" officeooo:rsid="003f50ff" style:font-size-asian="11pt" style:font-weight-asian="bold" style:font-size-complex="11pt" style:font-weight-complex="bold"/>
    </style:style>
    <style:style style:name="T24" style:family="text">
      <style:text-properties style:font-name="Arial" fo:font-size="11pt" style:text-underline-style="solid" style:text-underline-width="auto" style:text-underline-color="font-color" fo:font-weight="bold" officeooo:rsid="00521880" style:font-size-asian="11pt" style:font-weight-asian="bold" style:font-size-complex="11pt" style:font-weight-complex="bold"/>
    </style:style>
    <style:style style:name="T25" style:family="text">
      <style:text-properties style:font-name="Arial" fo:font-size="11pt" style:text-underline-style="solid" style:text-underline-width="auto" style:text-underline-color="font-color" fo:font-weight="bold" officeooo:rsid="00708b05" style:font-size-asian="11pt" style:font-weight-asian="bold" style:font-size-complex="11pt" style:font-weight-complex="bold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officeooo:rsid="009c1fbd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officeooo:rsid="009e910c" style:font-size-asian="11pt" style:font-weight-asian="bold" style:font-size-complex="11pt" style:font-weight-complex="bold"/>
    </style:style>
    <style:style style:name="T2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fo:font-weight="bold" officeooo:rsid="00a3fa62" style:font-size-asian="11pt" style:font-weight-asian="bold" style:font-size-complex="11pt" style:font-weight-complex="bold"/>
    </style:style>
    <style:style style:name="T30" style:family="text">
      <style:text-properties style:font-name="Arial" officeooo:rsid="0031e912"/>
    </style:style>
    <style:style style:name="T31" style:family="text">
      <style:text-properties style:font-name="Arial" officeooo:rsid="004b4b06"/>
    </style:style>
    <style:style style:name="T32" style:family="text">
      <style:text-properties style:font-name="Arial" officeooo:rsid="004bc146"/>
    </style:style>
    <style:style style:name="T33" style:family="text">
      <style:text-properties style:font-name="Arial" fo:font-weight="normal" style:font-weight-asian="normal" style:font-weight-complex="normal"/>
    </style:style>
    <style:style style:name="T34" style:family="text">
      <style:text-properties officeooo:rsid="00670d16"/>
    </style:style>
    <style:style style:name="T35" style:family="text">
      <style:text-properties officeooo:rsid="0089d07d"/>
    </style:style>
    <style:style style:name="T36" style:family="text">
      <style:text-properties fo:font-size="11pt" officeooo:rsid="009c1fbd" style:font-size-asian="11pt" style:font-size-complex="11pt"/>
    </style:style>
    <style:style style:name="T37" style:family="text">
      <style:text-properties fo:font-size="11pt" fo:font-style="italic" officeooo:rsid="009c1fbd" style:font-size-asian="11pt" style:font-style-asian="italic" style:font-size-complex="11pt" style:font-style-complex="italic"/>
    </style:style>
    <style:style style:name="T38" style:family="text">
      <style:text-properties officeooo:rsid="00ba0cc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><text:span text:style-name="Source_20_Text"><text:span text:style-name="T29">Compte DHL:</text:span></text:span></text:p>
      <text:p text:style-name="P95"><text:span text:style-name="Source_20_Text"><text:span text:style-name="T29">581028833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28">mp3splt -s -p th=-50,nt=10 album.mp3</text:span></text:span></text:p>
      <text:p text:style-name="Standard"><text:span text:style-name="Source_20_Text"><text:span text:style-name="T7"><text:s text:c="2"/>th</text:span></text:span><text:span text:style-name="T7">: threshold level (dB) to be considered silence </text:span></text:p>
      <text:p text:style-name="Standard"><text:span text:style-name="Source_20_Text"><text:span text:style-name="T7"><text:s text:c="2"/>nt:</text:span></text:span><text:span text:style-name="T7"> number of track</text:span></text:p>
      <text:p text:style-name="P22"/>
      <text:p text:style-name="P59">printer:</text:p>
      <text:p text:style-name="P111">sudo systemctl restart cups</text:p>
      <text:p text:style-name="P111">lpstat -p</text:p>
      <text:p text:style-name="P59"/>
      <text:p text:style-name="P22"/>
      <text:p text:style-name="P84">ROS Clock problem:</text:p>
      <text:p text:style-name="P113">A possible solution is to <text:span text:style-name="Source_20_Text">touch</text:span> every file in the source tree in order to update time-stamps:</text:p>
      <text:p text:style-name="Text_20_body">Go to the root of the sub-tree an do:</text:p>
      <text:p text:style-name="P96"><text:span text:style-name="Source_20_Text">find . -exec touch {} \; </text:span></text:p>
      <text:p text:style-name="Text_20_body">Then <text:span text:style-name="Source_20_Text">make clean</text:span> and retry compilation.</text:p>
      <text:p text:style-name="P60"/>
      <text:p text:style-name="P83">Get Long Log on PX4:</text:p>
      <text:p text:style-name="P61">In zsr-flightlog/fetch:</text:p>
      <text:p text:style-name="P62">python ./fetch_file.py <text:s/>-d /dev/ttyACM0 -s 921600 -o ./<text:span text:style-name="T38">For_schedule_17_Nov_Dec</text:span>/ /fs/microsd/log/2018-10-16/</text:p>
      <text:p text:style-name="P22"/>
      <text:p text:style-name="P94">Delete logs nuttshell:</text:p>
      <text:p text:style-name="P67">rmr</text:p>
      <text:p text:style-name="P22"/>
      <text:p text:style-name="P69">OPENCV:</text:p>
      <text:p text:style-name="P57">workon cv</text:p>
      <text:p text:style-name="P70"/>
      <text:p text:style-name="P70">LOG_PX4_HTMLizer:</text:p>
      <text:p text:style-name="P87">cd zsr-px4/Tools/</text:p>
      <text:p text:style-name="P87">./fetch_file.py -s 115200 -d /dev/serial/by-id/usb-3D_Robotics_PX4_FMU_v2.x_0-if00 /fs/microsd/log/</text:p>
      <text:p text:style-name="P87"/>
      <text:p text:style-name="P87">cd aerosense-log-htmlizer/</text:p>
      <text:p text:style-name="P87">cp /home/mamani/zsr-px4/Tools/2017-02-09/14_03_29bin /tmp</text:p>
      <text:p text:style-name="P87">./docker/run.sh <text:s/>/tmp/14_03_29.bin</text:p>
      <text:p text:style-name="P87">HTML file will be in /tmp</text:p>
      <text:p text:style-name="P71"/>
      <text:p text:style-name="P72">ROS:</text:p>
      <text:p text:style-name="P58"><text:bookmark text:name="Quick_Overview_of_Graph_Concepts"/>Quick Overview of Graph Concepts</text:p>
      <text:list xml:id="list5739933419439353362" text:style-name="L1">
        <text:list-item>
          <text:p text:style-name="P115"><text:bookmark text:name="line-32"/><text:bookmark text:name="line-31"/><text:a xlink:type="simple" xlink:href="http://wiki.ros.org/Nodes" text:style-name="Internet_20_link" text:visited-style-name="Visited_20_Internet_20_Link"><text:span text:style-name="T7">Nodes</text:span></text:a><text:span text:style-name="T7">: A node is an executable that uses ROS to communicate with other nodes. </text:span><text:bookmark text:name="line-33"/></text:p>
        </text:list-item>
        <text:list-item>
          <text:p text:style-name="P115"><text:a xlink:type="simple" xlink:href="http://wiki.ros.org/Messages" text:style-name="Internet_20_link" text:visited-style-name="Visited_20_Internet_20_Link"><text:span text:style-name="T7">Messages</text:span></text:a><text:span text:style-name="T7">: ROS data type used when subscribing or publishing to a topic. </text:span><text:bookmark text:name="line-34"/></text:p>
        </text:list-item>
        <text:list-item>
          <text:p text:style-name="P115"><text:a xlink:type="simple" xlink:href="http://wiki.ros.org/Topics" text:style-name="Internet_20_link" text:visited-style-name="Visited_20_Internet_20_Link"><text:span text:style-name="T7">Topics</text:span></text:a><text:span text:style-name="T7">: Nodes can </text:span><text:span text:style-name="Emphasis"><text:span text:style-name="T7">publish</text:span></text:span><text:span text:style-name="T7"> messages to a topic as well as </text:span><text:span text:style-name="Emphasis"><text:span text:style-name="T7">subscribe</text:span></text:span><text:span text:style-name="T7"> to a topic to receive messages. </text:span><text:bookmark text:name="line-35"/></text:p>
        </text:list-item>
        <text:list-item>
          <text:p text:style-name="P115"><text:a xlink:type="simple" xlink:href="http://wiki.ros.org/Master" text:style-name="Internet_20_link" text:visited-style-name="Visited_20_Internet_20_Link"><text:span text:style-name="T7">Master</text:span></text:a><text:span text:style-name="T7">: Name service for ROS (i.e. helps nodes find each other) </text:span><text:bookmark text:name="line-36"/></text:p>
        </text:list-item>
        <text:list-item>
          <text:p text:style-name="P115"><text:a xlink:type="simple" xlink:href="http://wiki.ros.org/rosout" text:style-name="Internet_20_link" text:visited-style-name="Visited_20_Internet_20_Link"><text:span text:style-name="T7">rosout</text:span></text:a><text:span text:style-name="T7">: ROS equivalent of stdout/stderr </text:span><text:bookmark text:name="line-37"/></text:p>
        </text:list-item>
        <text:list-item>
          <text:p text:style-name="P115"><text:a xlink:type="simple" xlink:href="http://wiki.ros.org/roscore" text:style-name="Internet_20_link" text:visited-style-name="Visited_20_Internet_20_Link"><text:span text:style-name="T7">roscore</text:span></text:a><text:span text:style-name="T7">: Master + rosout + parameter server (parameter server will be introduced later) </text:span></text:p>
        </text:list-item>
      </text:list>
      <text:p text:style-name="P110">rosrun rqt_graph rqt_graph</text:p>
      <text:p text:style-name="P58"/>
      <text:p text:style-name="P58"/>
      <text:p text:style-name="P71"/>
      <text:p text:style-name="P71"><text:soft-page-break/>Password:</text:p>
      <text:p text:style-name="P19">thisisthethronekey</text:p>
      <text:p text:style-name="P19">zsrXbitYgit</text:p>
      <text:p text:style-name="P19"/>
      <text:p text:style-name="P21">Bug with OpenJtalk:</text:p>
      <text:p text:style-name="P20">aclocal-1.15 is missing on your system….</text:p>
      <text:p text:style-name="P20">Solution:</text:p>
      <text:p text:style-name="P20">cd zsr-qgroundcontrol/libs/zsr-japanesevoice/Openjtalk/hts_engine</text:p>
      <text:p text:style-name="P5"><text:span text:style-name="Source_20_Text"><text:span text:style-name="T7">autoreconf -f -i</text:span></text:span></text:p>
      <text:p text:style-name="P5"><text:span text:style-name="Source_20_Text"><text:span text:style-name="T7">./configure &amp;&amp; make</text:span></text:span></text:p>
      <text:p text:style-name="P5"><text:span text:style-name="Source_20_Text"><text:span text:style-name="T7"/></text:span></text:p>
      <text:p text:style-name="P82">px4 <text:span text:style-name="T5">compilation</text:span>:</text:p>
      <text:p text:style-name="P91">export PATH=/home/mamani/gcc-arm-none-eabi-4_7-2014q2/bin/:$PATH</text:p>
      <text:p text:style-name="P26">make archives</text:p>
      <text:p text:style-name="P27">make clean</text:p>
      <text:p text:style-name="P26">make px4fmu-v2_default</text:p>
      <text:p text:style-name="P68">connect flight controller to the pc </text:p>
      <text:p text:style-name="P18"><text:span text:style-name="Source_20_Text"><text:span text:style-name="T6">make px4fmu-v2_default </text:span></text:span><text:span text:style-name="Source_20_Text"><text:span text:style-name="T30">upload</text:span></text:span></text:p>
      <text:p text:style-name="P5"><text:span text:style-name="Source_20_Text"><text:span text:style-name="T7"/></text:span></text:p>
      <text:p text:style-name="P10"><text:span text:style-name="Source_20_Text"><text:span text:style-name="T25">ZMP WIFI:</text:span></text:span></text:p>
      <text:p text:style-name="P10"><text:span text:style-name="Source_20_Text"><text:span text:style-name="T15">name: </text:span></text:span><text:span text:style-name="Source_20_Text"><text:span text:style-name="T14">ZMP_BU2-24</text:span></text:span></text:p>
      <text:p text:style-name="P11"><text:span text:style-name="Source_20_Text"><text:span text:style-name="T15">pass: </text:span></text:span><text:span text:style-name="Source_20_Text"><text:span text:style-name="T14">BC23ADAE2B</text:span></text:span></text:p>
      <text:p text:style-name="P5"><text:span text:style-name="Source_20_Text"><text:span text:style-name="T7"/></text:span></text:p>
      <text:p text:style-name="P6"><text:span text:style-name="Source_20_Text"><text:span text:style-name="T24">Jetson:</text:span></text:span></text:p>
      <text:p text:style-name="P16"><text:span text:style-name="Source_20_Text"><text:span text:style-name="T10">ssh -</text:span></text:span><text:span text:style-name="Source_20_Text"><text:span text:style-name="T12">X </text:span></text:span><text:a xlink:type="simple" xlink:href="mailto:throne@throne-5.local" text:style-name="Internet_20_link" text:visited-style-name="Visited_20_Internet_20_Link"><text:span text:style-name="Source_20_Text"><text:span text:style-name="T10">throne@throne-</text:span></text:span></text:a><text:a xlink:type="simple" xlink:href="mailto:throne@throne-5.local" text:style-name="Internet_20_link" text:visited-style-name="Visited_20_Internet_20_Link"><text:span text:style-name="Source_20_Text"><text:span text:style-name="T16">5</text:span></text:span></text:a><text:a xlink:type="simple" xlink:href="mailto:throne@throne-5.local" text:style-name="Internet_20_link" text:visited-style-name="Visited_20_Internet_20_Link"><text:span text:style-name="Source_20_Text"><text:span text:style-name="T10">.local</text:span></text:span></text:a></text:p>
      <text:p text:style-name="P17"><text:span text:style-name="Source_20_Text"><text:span text:style-name="T10">ssh -</text:span></text:span><text:span text:style-name="Source_20_Text"><text:span text:style-name="T12">X </text:span></text:span><text:span text:style-name="Source_20_Text"><text:span text:style-name="T10"><text:s/></text:span></text:span><text:span text:style-name="Source_20_Text"><text:span text:style-name="T21">aerosense@as-mc03-5.local</text:span></text:span></text:p>
      <text:p text:style-name="P6"><text:span text:style-name="Source_20_Text"><text:span text:style-name="T9">/usr/bin/sshfs throne@throne-</text:span></text:span><text:span text:style-name="Source_20_Text"><text:span text:style-name="T16">52</text:span></text:span><text:span text:style-name="Source_20_Text"><text:span text:style-name="T9">.local:/home/throne ~/mount</text:span></text:span></text:p>
      <text:p text:style-name="P6"><text:span text:style-name="Source_20_Text"><text:span text:style-name="T9">/usr/bin/sshfs throne@throne-</text:span></text:span><text:span text:style-name="Source_20_Text"><text:span text:style-name="T17">5</text:span></text:span><text:span text:style-name="Source_20_Text"><text:span text:style-name="T9">.local:/ ~/mount -</text:span></text:span><text:span text:style-name="Source_20_Text"><text:span text:style-name="T18">o nonempty</text:span></text:span></text:p>
      <text:p text:style-name="P15"><text:span text:style-name="Source_20_Text"><text:span text:style-name="T9">/usr/bin/sshfs </text:span></text:span><text:span text:style-name="Source_20_Text"><text:span text:style-name="T21">aerosense@as-mc03-5.local</text:span></text:span><text:span text:style-name="Source_20_Text"><text:span text:style-name="T9">:/ ~/mount -</text:span></text:span><text:span text:style-name="Source_20_Text"><text:span text:style-name="T18">o nonempty</text:span></text:span></text:p>
      <text:p text:style-name="P6"><text:span text:style-name="Source_20_Text"><text:span text:style-name="T9"/></text:span></text:p>
      <text:p text:style-name="P8"><text:span text:style-name="Source_20_Text"><text:span text:style-name="T9">source devel/setup.zsh</text:span></text:span></text:p>
      <text:p text:style-name="P8"><text:span text:style-name="Source_20_Text"><text:span text:style-name="T9">catkin_make</text:span></text:span></text:p>
      <text:p text:style-name="P8"><text:span text:style-name="Source_20_Text"><text:span text:style-name="T9">roscd qx30_interface/</text:span></text:span></text:p>
      <text:p text:style-name="P8"><text:span text:style-name="Source_20_Text"><text:span text:style-name="T9">rosnode list</text:span></text:span></text:p>
      <text:p text:style-name="P6"><text:span text:style-name="Source_20_Text"><text:span text:style-name="T9">rostopic list -v</text:span></text:span></text:p>
      <text:p text:style-name="P6"><text:span text:style-name="Source_20_Text"><text:span text:style-name="T9">rostopic pub /qx30/CameraState qx30_interface/CameraState 0 0</text:span></text:span></text:p>
      <text:p text:style-name="P8"><text:span text:style-name="Source_20_Text"><text:span text:style-name="T9">rossrvrostopic echo </text:span></text:span></text:p>
      <text:p text:style-name="P8"><text:span text:style-name="Source_20_Text"><text:span text:style-name="T9">rosout</text:span></text:span></text:p>
      <text:p text:style-name="P8"><text:span text:style-name="Source_20_Text"><text:span text:style-name="T9">rosnode kill /mavlink_interface</text:span></text:span></text:p>
      <text:p text:style-name="P8"><text:span text:style-name="Source_20_Text"><text:span text:style-name="T9">rosnode kill /qx30_node</text:span></text:span></text:p>
      <text:p text:style-name="P8"><text:span text:style-name="Source_20_Text"><text:span text:style-name="T9">rosrun mavlink_interface listener</text:span></text:span></text:p>
      <text:p text:style-name="P6"><text:span text:style-name="Source_20_Text"><text:span text:style-name="T9">rosrun qx30_interface qx30_node</text:span></text:span></text:p>
      <text:p text:style-name="P9"><text:span text:style-name="Source_20_Text"><text:span text:style-name="T13">rosrun camera_interface camera_node</text:span></text:span></text:p>
      <text:p text:style-name="P6"><text:span text:style-name="Source_20_Text"><text:span text:style-name="T9"/></text:span></text:p>
      <text:p text:style-name="P6"><text:span text:style-name="Source_20_Text"><text:span text:style-name="T9">rostopic pub -1 /mavlink_interface/PictureIntervalState mavlink_interface/PictureIntervalState "should_be_powered: true</text:span></text:span></text:p>
      <text:p text:style-name="P6"><text:span text:style-name="Source_20_Text"><text:span text:style-name="T9">should_be_init: true</text:span></text:span></text:p>
      <text:p text:style-name="P6"><text:span text:style-name="Source_20_Text"><text:span text:style-name="T9">should_take_pictures: true"</text:span></text:span></text:p>
      <text:p text:style-name="P6"><text:span text:style-name="Source_20_Text"><text:span text:style-name="T9"/></text:span></text:p>
      <text:p text:style-name="P7"><text:span text:style-name="Source_20_Text"><text:span text:style-name="T9">rostopic pub -1 /mavlink_interface/PictureIntervalState mavlink_interface/PictureIntervalState "should_be_powered: </text:span></text:span><text:span text:style-name="Source_20_Text"><text:span text:style-name="T11">false</text:span></text:span></text:p>
      <text:p text:style-name="P7"><text:span text:style-name="Source_20_Text"><text:span text:style-name="T9">should_be_init: </text:span></text:span><text:span text:style-name="Source_20_Text"><text:span text:style-name="T11">false</text:span></text:span></text:p>
      <text:p text:style-name="P7"><text:span text:style-name="Source_20_Text"><text:span text:style-name="T9">should_take_pictures: </text:span></text:span><text:span text:style-name="Source_20_Text"><text:span text:style-name="T11">false</text:span></text:span><text:span text:style-name="Source_20_Text"><text:span text:style-name="T9">"</text:span></text:span></text:p>
      <text:p text:style-name="P6"><text:span text:style-name="Source_20_Text"><text:span text:style-name="T9"/></text:span></text:p>
      <text:p text:style-name="P6"><text:span text:style-name="Source_20_Text"><text:span text:style-name="T9">rosservice call /qx30_node/zoom "zoom_level: 6"cd logs</text:span></text:span></text:p>
      <text:p text:style-name="P6"><text:span text:style-name="Source_20_Text"><text:span text:style-name="T9">tail -f logfile</text:span></text:span></text:p>
      <text:p text:style-name="P6"><text:span text:style-name="Source_20_Text"><text:span text:style-name="T9"/></text:span></text:p>
      <text:p text:style-name="P12"><text:soft-page-break/><text:span text:style-name="Source_20_Text"><text:span text:style-name="T26">BAUDRATE:</text:span></text:span></text:p>
      <text:p text:style-name="P12"><text:span text:style-name="Source_20_Text"><text:span text:style-name="T36">stty</text:span></text:span><text:span text:style-name="Source_20_Text"><text:span text:style-name="T19"> operates on its standard input, so </text:span></text:span><text:span text:style-name="Source_20_Text"><text:span text:style-name="T37">stty &lt; /dev/ttyXX</text:span></text:span><text:span text:style-name="Source_20_Text"><text:span text:style-name="T19"> will give you the information about that particular tty. Alternatively, if you're in a situation where you cannot set the standard input of </text:span></text:span><text:span text:style-name="Source_20_Text"><text:span text:style-name="T36">stty</text:span></text:span><text:span text:style-name="Source_20_Text"><text:span text:style-name="T19">, you can use the </text:span></text:span><text:span text:style-name="Source_20_Text"><text:span text:style-name="T37">-F /dev/ttyXX</text:span></text:span><text:span text:style-name="Source_20_Text"><text:span text:style-name="T19"> option.</text:span></text:span></text:p>
      <text:p text:style-name="P12"><text:span text:style-name="Source_20_Text"><text:span text:style-name="T19"/></text:span></text:p>
      <text:p text:style-name="P13"><text:span text:style-name="Source_20_Text"><text:span text:style-name="T20">Test on jetson, before and after screen /dev/ttyUSB0 9600:</text:span></text:span></text:p>
      <text:p text:style-name="P13"><text:span text:style-name="Source_20_Text"><text:span text:style-name="T20">➜ <text:s/>workspace git:(dev/ros_camera_4k_visca) ✗ stty &lt; /dev/ttyUSB0 <text:s text:c="31"/></text:span></text:span></text:p>
      <text:p text:style-name="P13"><text:span text:style-name="Source_20_Text"><text:span text:style-name="T20">speed 9600 baud; line = 0;</text:span></text:span></text:p>
      <text:p text:style-name="P13"><text:span text:style-name="Source_20_Text"><text:span text:style-name="T20">min = 0; time = 0;</text:span></text:span></text:p>
      <text:p text:style-name="P13"><text:span text:style-name="Source_20_Text"><text:span text:style-name="T20">-brkint -icrnl -imaxbel</text:span></text:span></text:p>
      <text:p text:style-name="P13"><text:span text:style-name="Source_20_Text"><text:span text:style-name="T20">-opost</text:span></text:span></text:p>
      <text:p text:style-name="P13"><text:span text:style-name="Source_20_Text"><text:span text:style-name="T20">-isig -icanon -iexten -echo -echoe -echok -echoctl -echoke</text:span></text:span></text:p>
      <text:p text:style-name="P13"><text:span text:style-name="Source_20_Text"><text:span text:style-name="T20">➜ <text:s/>workspace git:(dev/ros_camera_4k_visca) ✗ </text:span></text:span></text:p>
      <text:p text:style-name="P13"><text:span text:style-name="Source_20_Text"><text:span text:style-name="T20">➜ <text:s/>workspace git:(dev/ros_camera_4k_visca) ✗ stty &lt; /dev/ttyUSB0 <text:s text:c="16"/></text:span></text:span></text:p>
      <text:p text:style-name="P13"><text:span text:style-name="Source_20_Text"><text:span text:style-name="T20">zsh: device or resource busy: /dev/ttyUSB0</text:span></text:span></text:p>
      <text:p text:style-name="P13"><text:span text:style-name="Source_20_Text"><text:span text:style-name="T20">➜ <text:s/>workspace git:(dev/ros_camera_4k_visca) ✗ stty &lt; /dev/ttyUSB0</text:span></text:span></text:p>
      <text:p text:style-name="P13"><text:span text:style-name="Source_20_Text"><text:span text:style-name="T20">speed 9600 baud; line = 0;</text:span></text:span></text:p>
      <text:p text:style-name="P13"><text:span text:style-name="Source_20_Text"><text:span text:style-name="T20">kill = ^H; min = 100; time = 2;</text:span></text:span></text:p>
      <text:p text:style-name="P13"><text:span text:style-name="Source_20_Text"><text:span text:style-name="T20">-icrnl -imaxbel</text:span></text:span></text:p>
      <text:p text:style-name="P13"><text:span text:style-name="Source_20_Text"><text:span text:style-name="T20">-opost -onlcr</text:span></text:span></text:p>
      <text:p text:style-name="P13"><text:span text:style-name="Source_20_Text"><text:span text:style-name="T20">-isig -icanon -echo</text:span></text:span></text:p>
      <text:p text:style-name="P13"><text:span text:style-name="Source_20_Text"><text:span text:style-name="T20"/></text:span></text:p>
      <text:p text:style-name="P14"><text:span text:style-name="Source_20_Text"><text:span text:style-name="T27">stty -F /dev/ttyUSB0 9600 min 100 time 2</text:span></text:span></text:p>
      <text:p text:style-name="P73"/>
      <text:p text:style-name="P73"/>
      <text:p text:style-name="P73"/>
      <text:p text:style-name="P73">QT 5.9:</text:p>
      <text:p text:style-name="P88">/home/mamani/Qt5.9.0/5.9/gcc_64/bin/qmake</text:p>
      <text:p text:style-name="P89">/home/mamani/Qt5.9.0/Tools/QtCreator/bin/qtcreator</text:p>
      <text:p text:style-name="P89"/>
      <text:p text:style-name="P74">WIFI:</text:p>
      <text:p text:style-name="P102">========================</text:p>
      <text:p text:style-name="P109">5GHz SSID: Buffalo-A-B870</text:p>
      <text:p text:style-name="P109">Key : wauxdhcwttsvk</text:p>
      <text:p text:style-name="P97">=======================</text:p>
      <text:p text:style-name="P75">Searcher:</text:p>
      <text:p text:style-name="P28">-ag –-----: <text:s/><text:span text:style-name="T2">recherche dans la console </text:span></text:p>
      <text:p text:style-name="P28">-grep or rgrep</text:p>
      <text:p text:style-name="P28">- <text:span text:style-name="T1">gtk-recordmydesktop </text:span></text:p>
      <text:p text:style-name="P29">- <text:span text:style-name="T2">export PATH=/usr/lib/ccache:$PATH pour compiler plus vite en utilisant ccache</text:span></text:p>
      <text:p text:style-name="P29"/>
      <text:p text:style-name="P23">soft:</text:p>
      <text:p text:style-name="P23">tmux – pour afficher toute la console et naviguer dedans</text:p>
      <text:p text:style-name="P23"/>
      <text:p text:style-name="P76">QT pour qmediaplayer:</text:p>
      <text:p text:style-name="P100"><text:span text:style-name="Source_20_Text"><text:span text:style-name="T7">sudo apt-get install qtmultimedia5-dev libqt5multimediawidgets5 libqt5multimedia5-plugins libqt5multimedia5</text:span></text:span></text:p>
      <text:p text:style-name="P100"><text:span text:style-name="Source_20_Text"><text:span text:style-name="T7"/></text:span></text:p>
      <text:p text:style-name="P100"><text:span text:style-name="Source_20_Text"><text:span text:style-name="T7">sudo add-apt-repository ppa:mc3man/gstffmpeg-keep</text:span></text:span></text:p>
      <text:p text:style-name="Preformatted_20_Text"><text:span text:style-name="Source_20_Text"><text:span text:style-name="T7">sudo apt-get update</text:span></text:span></text:p>
      <text:p text:style-name="Preformatted_20_Text"><text:span text:style-name="Source_20_Text"><text:span text:style-name="T7">sudo apt-get install gstreamer0.10-ffmpeg</text:span></text:span></text:p>
      <text:p text:style-name="P96"><text:span text:style-name="Source_20_Text"><text:span text:style-name="T7">sudo apt-get install gstreamer0.10-plugins-ugly</text:span></text:span></text:p>
      <text:p text:style-name="P100"><text:span text:style-name="Source_20_Text"><text:span text:style-name="T7"/></text:span></text:p>
      <text:p text:style-name="P30"/>
      <text:p text:style-name="P77">For translation:</text:p>
      <text:p text:style-name="P31"><text:soft-page-break/>linguist</text:p>
      <text:p text:style-name="P32"/>
      <text:p text:style-name="P78">Gazebo:</text:p>
      <text:p text:style-name="P33">cd zsr-gazebo/</text:p>
      <text:p text:style-name="P25"><text:span text:style-name="Source_20_Text"><text:span text:style-name="T6">export GAZEBO_MODEL_DATABASE_URI=""</text:span></text:span></text:p>
      <text:p text:style-name="P23"><text:span text:style-name="Source_20_Text"><text:span text:style-name="T6">export GAZEBO_MODEL_PATH=/</text:span></text:span><text:span text:style-name="Source_20_Text"><text:span text:style-name="T31">home/mamani</text:span></text:span><text:span text:style-name="Source_20_Text"><text:span text:style-name="T6">/zsr-gazebo/models:$GAZEBO_MODEL_PATH</text:span></text:span></text:p>
      <text:p text:style-name="P23"><text:span text:style-name="Source_20_Text"><text:span text:style-name="T6">cd catkin_gazebo</text:span></text:span></text:p>
      <text:p text:style-name="P23"><text:span text:style-name="Source_20_Text"><text:span text:style-name="T6">catkin_make</text:span></text:span></text:p>
      <text:p text:style-name="P23"><text:span text:style-name="Source_20_Text"><text:span text:style-name="T6">source devel/setup.bash</text:span></text:span></text:p>
      <text:p text:style-name="P24"><text:span text:style-name="Source_20_Text"><text:span text:style-name="T32">cd ..</text:span></text:span></text:p>
      <text:p text:style-name="P23"><text:span text:style-name="Source_20_Text"><text:span text:style-name="T6">roslaunch catkin_gazebo/src/throne_sim/launch/throne_sim.launch</text:span></text:span></text:p>
      <text:p text:style-name="P23"><text:span text:style-name="Source_20_Text"><text:span text:style-name="T7"/></text:span></text:p>
      <text:p text:style-name="P23"/>
      <text:p text:style-name="P34">shared library:</text:p>
      <text:p text:style-name="P34">ldconfig</text:p>
      <text:p text:style-name="P34"/>
      <text:p text:style-name="P36">ZMP groupsession address:</text:p>
      <text:p text:style-name="P2"><text:a xlink:type="simple" xlink:href="http://192.168.1.240:8080/gsession/" text:style-name="Internet_20_link" text:visited-style-name="Visited_20_Internet_20_Link"><text:span text:style-name="T7">http://192.168.1.240:8080/gsession/</text:span></text:a></text:p>
      <text:p text:style-name="P36"/>
      <text:p text:style-name="P36"/>
      <text:p text:style-name="P3"><text:span text:style-name="T22">Jetson compilation: </text:span><text:span text:style-name="T23">(en ssh dans </text:span><text:a xlink:type="simple" xlink:href="mailto:throne@throne-56.local" text:style-name="Internet_20_link" text:visited-style-name="Visited_20_Internet_20_Link"><text:span text:style-name="T23">throne@throne-56.local</text:span></text:a><text:span text:style-name="T23">)</text:span></text:p>
      <text:p text:style-name="P37">cd workspace</text:p>
      <text:p text:style-name="P38">source devel/setup.srz</text:p>
      <text:p text:style-name="P39">catkin_make</text:p>
      <text:p text:style-name="P39"/>
      <text:p text:style-name="P79">FLIR Camera commands:</text:p>
      <text:p text:style-name="P90">sudo modprobe em28xx card=64</text:p>
      <text:p text:style-name="P90">echo eb1a 5124 | sudo tee /sys/bus/usb/drivers/em28xx/new_id</text:p>
      <text:p text:style-name="P101"><text:span text:style-name="Source_20_Text"><text:span text:style-name="T33">guvcview</text:span></text:span></text:p>
      <text:p text:style-name="P92"><text:bookmark-start text:name="__DdeLink__1286_1657813481"/>cvlc <text:s/>v4l2:///dev/video0 :v4l2-standard=NTSC :v4l2-width=720 :v4l2-height=576 :v4l2-fps=29.97 :v4l2-aspect-ratio=4\:3<text:bookmark-end text:name="__DdeLink__1286_1657813481"/></text:p>
      <text:p text:style-name="P92">mplayer tv:// driver=412:width=<text:span text:style-name="T34">72</text:span>0:height=<text:span text:style-name="T34">576</text:span>:device=/dev/video0 -fps 10</text:p>
      <text:p text:style-name="P92">sudo motion -n</text:p>
      <text:p text:style-name="P92"/>
      <text:p text:style-name="P39"/>
      <text:p text:style-name="P39"/>
      <text:p text:style-name="P40">JETSON ERROR:</text:p>
      <text:p text:style-name="P40">IF:</text:p>
      <text:p text:style-name="P99"><text:span text:style-name="Source_20_Text"><text:span text:style-name="T7">server certificate verification failed.</text:span></text:span></text:p>
      <text:p text:style-name="P40">THEN</text:p>
      <text:p text:style-name="P99"><text:span text:style-name="Source_20_Text"><text:span text:style-name="T7">export GIT_SSL_NO_VERIFY=1</text:span></text:span></text:p>
      <text:p text:style-name="P40"/>
      <text:p text:style-name="P39"/>
      <text:p text:style-name="P41">Octave:</text:p>
      <text:p text:style-name="P41">octave –force-gui</text:p>
      <text:p text:style-name="P39"/>
      <text:p text:style-name="P42">Vim:</text:p>
      <text:p text:style-name="P4"><text:span text:style-name="T8">afficher numero de ligne , </text:span><text:span text:style-name="Source_20_Text"><text:span text:style-name="T7">:set nu</text:span></text:span></text:p>
      <text:p text:style-name="P36"/>
      <text:p text:style-name="P80">copie fichier en ssh machien distante sur la machine local:</text:p>
      <text:p text:style-name="P103">scp <text:s/>compte@machine_distante:/chemin/absolu/vers/fichier /chemin/vers/repertoire/destination/</text:p>
      <text:p text:style-name="P103"/>
      <text:p text:style-name="P81">copie fichier en ssh machine local <text:span text:style-name="T3">sur la machine distante</text:span>:</text:p>
      <text:p text:style-name="P98"><text:span text:style-name="T7">scp /chemin/vers/fichier </text:span><text:a xlink:type="simple" xlink:href="mailto:compte@machine_distante" text:style-name="Internet_20_link" text:visited-style-name="Visited_20_Internet_20_Link"><text:span text:style-name="T7">compte@machine_distante</text:span></text:a><text:span text:style-name="T7">:/chemin/absolu/vers/repertoire</text:span></text:p>
      <text:p text:style-name="P104"/>
      <text:p text:style-name="P105">scp -r //Pour copier des repertoires</text:p>
      <text:p text:style-name="P105"/>
      <text:p text:style-name="P105"><text:soft-page-break/></text:p>
      <text:p text:style-name="P105"/>
      <text:p text:style-name="P106">ROS:</text:p>
      <text:p text:style-name="P106">Pour visualiser les nodes:</text:p>
      <text:p text:style-name="P106">rosrun rqt_graph rqt_graph</text:p>
      <text:p text:style-name="P106"/>
      <text:p text:style-name="P107">see topics connection:</text:p>
      <text:p text:style-name="P107">rostopic list -v</text:p>
      <text:p text:style-name="P107"/>
      <text:p text:style-name="P108">publish to topic:</text:p>
      <text:p text:style-name="P108">rostopic pub -1 /turtle1/command_velocity turtlesim/Velocity <text:s/>-- 2.0 <text:s/>1.8</text:p>
      <text:p text:style-name="P108"/>
      <text:p text:style-name="P35"/>
      <text:p text:style-name="P85">connecter en usb a pixhawk:</text:p>
      <text:p text:style-name="P43">screen /dev/ttyACM0 115200</text:p>
      <text:p text:style-name="P86">et commande pwm:</text:p>
      <text:p text:style-name="P44">pwm arm</text:p>
      <text:p text:style-name="P44">pwm test -c 5 -p 1500</text:p>
      <text:p text:style-name="P45">quitter nsh:</text:p>
      <text:p text:style-name="P45">(ctrl + A) + K + Y</text:p>
      <text:p text:style-name="P34"/>
      <text:p text:style-name="P46">connaitre les port usb:</text:p>
      <text:p text:style-name="P46">lsusb</text:p>
      <text:p text:style-name="P46"/>
      <text:p text:style-name="P47">SSH dans throne:</text:p>
      <text:p text:style-name="P47">ssh throne@throne-56.local</text:p>
      <text:p text:style-name="P34"/>
      <text:p text:style-name="P34">ssh telecharge fichier:</text:p>
      <text:p text:style-name="P34">wget addresse du fichier</text:p>
      <text:p text:style-name="P29"/>
      <text:p text:style-name="P93">debugger</text:p>
      <text:p text:style-name="P49"><text:bookmark-start text:name="__DdeLink__1433_2136843753"/>gdb –args<text:bookmark-end text:name="__DdeLink__1433_2136843753"/> <text:span text:style-name="T35">files.exe </text:span></text:p>
      <text:p text:style-name="P49">run</text:p>
      <text:p text:style-name="P48"/>
      <text:p text:style-name="P50">checker transfert usb:</text:p>
      <text:p text:style-name="P50">screen /dev/ttyUSB1 57600</text:p>
      <text:p text:style-name="P50"/>
      <text:p text:style-name="P51">pour se connecter au GPS Marker:</text:p>
      <text:p text:style-name="P1"><text:span text:style-name="T7">ssh </text:span><text:a xlink:type="simple" xlink:href="mailto:gnss@gnsslogger-8.local" text:style-name="Internet_20_link" text:visited-style-name="Visited_20_Internet_20_Link"><text:span text:style-name="T7">gnss@gnsslogger-8.local</text:span></text:a><text:span text:style-name="T7"> avec 8 le numero de serie</text:span></text:p>
      <text:p text:style-name="P50"/>
      <text:p text:style-name="P52">Python:</text:p>
      <text:p text:style-name="P52">PEP 8: manuel pour ecrire du python</text:p>
      <text:p text:style-name="P52"/>
      <text:p text:style-name="P52">Header code:</text:p>
      <text:p text:style-name="P52">usr/bin/env Python ou autre langage</text:p>
      <text:p text:style-name="P52">Pour appeler le compilateur sur toute les machines pareil</text:p>
      <text:p text:style-name="P52"/>
      <text:p text:style-name="P52"/>
      <text:p text:style-name="P52"/>
      <text:p text:style-name="P53">J<text:span text:style-name="T4">ETSON COMMAND:</text:span></text:p>
      <text:p text:style-name="P53"/>
      <text:h text:style-name="P114" text:outline-level="2">System Information Commands</text:h>
      <text:p text:style-name="P112">System information commands include the following.</text:p>
      <text:list xml:id="list7041234498340427259" text:style-name="L2">
        <text:list-item>
          <text:p text:style-name="P118"><text:soft-page-break/><text:span text:style-name="Strong_20_Emphasis"><text:span text:style-name="Teletype"><text:span text:style-name="T7">df:</text:span></text:span></text:span><text:span text:style-name="Strong_20_Emphasis"><text:span text:style-name="T7"> </text:span></text:span><text:span text:style-name="T7">The </text:span><text:span text:style-name="Teletype"><text:span text:style-name="T7">df</text:span></text:span><text:span text:style-name="T7"> command displays filesystem disk space usage for all partitions. The command </text:span><text:span text:style-name="Teletype"><text:span text:style-name="T7">df-h</text:span></text:span><text:span text:style-name="T7"> is probably the most useful. It uses megabytes (</text:span><text:span text:style-name="Teletype"><text:span text:style-name="T7">M</text:span></text:span><text:span text:style-name="T7">) and gigabytes (</text:span><text:span text:style-name="Teletype"><text:span text:style-name="T7">G</text:span></text:span><text:span text:style-name="T7">) instead of blocks to report. (</text:span><text:span text:style-name="Teletype"><text:span text:style-name="T7">-h</text:span></text:span><text:span text:style-name="T7"> means "human-readable.") </text:span></text:p>
        </text:list-item>
        <text:list-item>
          <text:p text:style-name="P118"><text:span text:style-name="Strong_20_Emphasis"><text:span text:style-name="Teletype"><text:span text:style-name="T7">free:</text:span></text:span></text:span><text:span text:style-name="Strong_20_Emphasis"><text:span text:style-name="T7"> </text:span></text:span><text:span text:style-name="T7">The </text:span><text:span text:style-name="Teletype"><text:span text:style-name="T7">free</text:span></text:span><text:span text:style-name="T7"> command displays the amount of free and used memory in the system. For example, </text:span><text:span text:style-name="Teletype"><text:span text:style-name="T7">free -m</text:span></text:span><text:span text:style-name="T7"> gives the information using megabytes, which is probably most useful for current computers. </text:span></text:p>
        </text:list-item>
        <text:list-item>
          <text:p text:style-name="P118"><text:span text:style-name="Strong_20_Emphasis"><text:span text:style-name="Teletype"><text:span text:style-name="T7">top:</text:span></text:span></text:span><text:span text:style-name="Strong_20_Emphasis"><text:span text:style-name="T7"> </text:span></text:span><text:span text:style-name="T7">The </text:span><text:span text:style-name="Teletype"><text:span text:style-name="T7">top</text:span></text:span><text:span text:style-name="T7"> command displays information on your Linux system, running processes, and system resources, including the CPU, RAM, swap usage, and total number of tasks being run. To exit </text:span><text:span text:style-name="Teletype"><text:span text:style-name="T7">top</text:span></text:span><text:span text:style-name="T7">, press Q. </text:span></text:p>
        </text:list-item>
        <text:list-item>
          <text:p text:style-name="P118"><text:span text:style-name="Strong_20_Emphasis"><text:span text:style-name="Teletype"><text:span text:style-name="T7">uname -a:</text:span></text:span></text:span><text:span text:style-name="Strong_20_Emphasis"><text:span text:style-name="T7"> </text:span></text:span><text:span text:style-name="T7">The </text:span><text:span text:style-name="Teletype"><text:span text:style-name="T7">uname</text:span></text:span><text:span text:style-name="T7"> command with the </text:span><text:span text:style-name="Teletype"><text:span text:style-name="T7">-a</text:span></text:span><text:span text:style-name="T7"> option prints all system information, including machine name, kernel name, version, and a few other details. This command is most useful for checking which kernel you're using. </text:span></text:p>
        </text:list-item>
        <text:list-item>
          <text:p text:style-name="P116"><text:span text:style-name="Strong_20_Emphasis"><text:span text:style-name="Teletype"><text:span text:style-name="T7">lsb_release -a:</text:span></text:span></text:span><text:span text:style-name="Strong_20_Emphasis"><text:span text:style-name="T7"> </text:span></text:span><text:span text:style-name="T7">The </text:span><text:span text:style-name="Teletype"><text:span text:style-name="T7">lsb_release</text:span></text:span><text:span text:style-name="T7"> command with the </text:span><text:span text:style-name="Teletype"><text:span text:style-name="T7">-a</text:span></text:span><text:span text:style-name="T7"> option prints version information for the Linux release you're running. For example:</text:span></text:p>
          <text:p text:style-name="P121">username@computer:~$ lsb_release -a</text:p>
          <text:p text:style-name="P120">No LSB modules are available.</text:p>
          <text:p text:style-name="P120">Distributor ID: Ubuntu</text:p>
          <text:p text:style-name="P120">Description: <text:s text:c="3"/>Ubuntu 11.04</text:p>
          <text:p text:style-name="P120">Release: <text:s text:c="7"/>11.04</text:p>
          <text:p text:style-name="P121">Codename: <text:s text:c="6"/>natty</text:p>
        </text:list-item>
        <text:list-item>
          <text:p text:style-name="P118"><text:span text:style-name="Strong_20_Emphasis"><text:span text:style-name="Teletype"><text:span text:style-name="T7">ifconfig:</text:span></text:span></text:span><text:span text:style-name="Strong_20_Emphasis"><text:span text:style-name="T7"> </text:span></text:span><text:span text:style-name="T7">This reports on your system's network interfaces. </text:span></text:p>
        </text:list-item>
        <text:list-item>
          <text:p text:style-name="P118"><text:span text:style-name="Strong_20_Emphasis"><text:span text:style-name="Teletype"><text:span text:style-name="T7">iwconfig:</text:span></text:span></text:span><text:span text:style-name="Strong_20_Emphasis"><text:span text:style-name="T7"> </text:span></text:span><text:span text:style-name="T7">The </text:span><text:span text:style-name="Teletype"><text:span text:style-name="T7">iwconfig</text:span></text:span><text:span text:style-name="T7"> command shows you any wireless network adapters and the wireless-specific information from them, such as speed and network connected. </text:span></text:p>
        </text:list-item>
        <text:list-item>
          <text:p text:style-name="P116"><text:span text:style-name="Strong_20_Emphasis"><text:span text:style-name="Teletype"><text:span text:style-name="T7">ps:</text:span></text:span></text:span><text:span text:style-name="Strong_20_Emphasis"><text:span text:style-name="T7"> </text:span></text:span><text:span text:style-name="T7">The </text:span><text:span text:style-name="Teletype"><text:span text:style-name="T7">ps</text:span></text:span><text:span text:style-name="T7"> command allows you to view all the processes running on the machine. </text:span></text:p>
        </text:list-item>
      </text:list>
      <text:p text:style-name="P112">The following commands list the hardware on your computer, either of a specific type or with a specific method. They are most useful for debugging when a piece of hardware does not function correctly.</text:p>
      <text:list xml:id="list5489824120666202615" text:style-name="L3">
        <text:list-item>
          <text:p text:style-name="P119"><text:span text:style-name="Strong_20_Emphasis"><text:span text:style-name="Teletype"><text:span text:style-name="T7">lspci:</text:span></text:span></text:span><text:span text:style-name="Strong_20_Emphasis"><text:span text:style-name="T7"> </text:span></text:span><text:span text:style-name="T7">The </text:span><text:span text:style-name="Teletype"><text:span text:style-name="T7">lspci</text:span></text:span><text:span text:style-name="T7"> command lists all PCI buses and devices connected to them. This commonly includes network cards and sound cards. </text:span></text:p>
        </text:list-item>
        <text:list-item>
          <text:p text:style-name="P119"><text:span text:style-name="Strong_20_Emphasis"><text:span text:style-name="Teletype"><text:span text:style-name="T7">lsusb:</text:span></text:span></text:span><text:span text:style-name="Strong_20_Emphasis"><text:span text:style-name="T7"> </text:span></text:span><text:span text:style-name="T7">The </text:span><text:span text:style-name="Teletype"><text:span text:style-name="T7">lsusb</text:span></text:span><text:span text:style-name="T7"> command lists all USB buses and any connected USB devices, such as printers and thumb drives. </text:span></text:p>
        </text:list-item>
        <text:list-item>
          <text:p text:style-name="P119"><text:span text:style-name="Strong_20_Emphasis"><text:span text:style-name="Teletype"><text:span text:style-name="T7">lshal:</text:span></text:span></text:span><text:span text:style-name="Strong_20_Emphasis"><text:span text:style-name="T7"> </text:span></text:span><text:span text:style-name="T7">The </text:span><text:span text:style-name="Teletype"><text:span text:style-name="T7">lshal</text:span></text:span><text:span text:style-name="T7"> command lists all devices the hardware abstraction layer (HAL) knows about, which should be most hardware on your system. </text:span></text:p>
        </text:list-item>
        <text:list-item>
          <text:p text:style-name="P117"><text:span text:style-name="Strong_20_Emphasis"><text:span text:style-name="Teletype"><text:span text:style-name="T7">lshw:</text:span></text:span></text:span><text:span text:style-name="Strong_20_Emphasis"><text:span text:style-name="T7"> </text:span></text:span><text:span text:style-name="T7">The </text:span><text:span text:style-name="Teletype"><text:span text:style-name="T7">lshw</text:span></text:span><text:span text:style-name="T7"> command lists hardware on your system, including maker, type, and where it is connected. </text:span></text:p>
        </text:list-item>
      </text:list>
      <text:p text:style-name="P53"/>
      <text:p text:style-name="P48"/>
      <text:p text:style-name="P48"/>
      <text:p text:style-name="P54">GIT:</text:p>
      <text:p text:style-name="P54">git bisect</text:p>
      <text:p text:style-name="P54">git cherry pick</text:p>
      <text:p text:style-name="P54">git stash</text:p>
      <text:p text:style-name="P54">git gui</text:p>
      <text:p text:style-name="P54">magit sublim git</text:p>
      <text:p text:style-name="P54">imax</text:p>
      <text:p text:style-name="P48"><text:soft-page-break/></text:p>
      <text:p text:style-name="P55">Calculatrice:</text:p>
      <text:p text:style-name="P55">gcalctool</text:p>
      <text:p text:style-name="P55"/>
      <text:p text:style-name="P55">JavaScript:</text:p>
      <text:p text:style-name="P55">HotSwap en mode debuger</text:p>
      <text:p text:style-name="P55">javaRebel pour recharger les methodes runtime</text:p>
      <text:p text:style-name="P29"/>
      <text:p text:style-name="P29"/>
      <text:p text:style-name="P56">Open a text file in live:</text:p>
      <text:p text:style-name="P56">tail -f File_Name</text:p>
      <text:p text:style-name="P29"/>
      <text:p text:style-name="P64"/>
      <text:p text:style-name="P63"/>
      <text:p text:style-name="P65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03:31.625373386</meta:creation-date>
    <dc:date>2019-02-08T11:33:28.911456328</dc:date>
    <meta:editing-duration>P13DT14H30M3S</meta:editing-duration>
    <meta:editing-cycles>146</meta:editing-cycles>
    <meta:generator>LibreOffice/5.1.6.2$Linux_X86_64 LibreOffice_project/10m0$Build-2</meta:generator>
    <meta:document-statistic meta:table-count="0" meta:image-count="0" meta:object-count="0" meta:page-count="7" meta:paragraph-count="230" meta:word-count="1173" meta:character-count="8790" meta:non-whitespace-character-count="7765"/>
  </office:meta>
</office:document-meta>
</file>